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NSUM Project</text:p>
      <text:p text:style-name="Standard"/>
      <text:p text:style-name="P6">Python tools – Installation guide</text:p>
      <text:p text:style-name="P1"/>
      <text:p text:style-name="P5">Software needed for tests:</text:p>
      <text:list xml:id="list2490130599752555045" text:style-name="L1">
        <text:list-item>
          <text:p text:style-name="P3">Python</text:p>
        </text:list-item>
        <text:list-item>
          <text:p text:style-name="P3">Eclipse</text:p>
        </text:list-item>
        <text:list-item>
          <text:p text:style-name="P3">QGIS</text:p>
        </text:list-item>
        <text:list-item>
          <text:p text:style-name="P3">EXE from InterImage (available on GitHub)</text:p>
        </text:list-item>
      </text:list>
      <text:p text:style-name="P2"/>
      <text:p text:style-name="P2"/>
      <text:p text:style-name="P5">Python</text:p>
      <text:p text:style-name="P2">Code is developed using versions 2.6 and 2.7 (http://www.python.org/getit/). </text:p>
      <text:p text:style-name="P2">These versions are used by QGIS so they're completely compatible. </text:p>
      <text:p text:style-name="P2">Python by itself is not enough, it is necessary to install external packages.</text:p>
      <text:p text:style-name="P2">Necessary packages:</text:p>
      <text:list xml:id="list6543694821996872514" text:style-name="L3">
        <text:list-item>
          <text:p text:style-name="P4">Setuptools 1.1.6: https://pypi.python.org/pypi/setuptools</text:p>
        </text:list-item>
        <text:list-item>
          <text:p text:style-name="P4">Numpy 1.7.0: http://sourceforge.net/projects/numpy/files/NumPy/1.7.0/ </text:p>
        </text:list-item>
        <text:list-item>
          <text:p text:style-name="P4">Scipy 0.12: <text:a xlink:type="simple" xlink:href="http://sourceforge.net/projects/scipy/files/scipy/0.12.0/">http://sourceforge.net/projects/scipy/files/scipy/0.12.0/</text:a></text:p>
        </text:list-item>
        <text:list-item>
          <text:p text:style-name="P4">Scikit-learn 0.14.x: http://sourceforge.net/projects/scikit-learn/files/</text:p>
        </text:list-item>
        <text:list-item>
          <text:p text:style-name="P4">Gdal framework 1.10 (installed by QGIS): http://trac.osgeo.org/gdal/wiki/DownloadingGdalBinaries</text:p>
        </text:list-item>
        <text:list-item>
          <text:p text:style-name="P4">OpenCV 2.4.x: <text:a xlink:type="simple" xlink:href="http://docs.opencv.org/doc/tutorials/introduction/windows_install/windows_install.html">http://docs.opencv.org/doc/tutorials/introduction/windows_install/windows_install.html</text:a></text:p>
        </text:list-item>
        <text:list-item>
          <text:p text:style-name="P4">Matplotlib 1.3.0: http://matplotlib.org/downloads.html</text:p>
        </text:list-item>
      </text:list>
      <text:p text:style-name="P2"/>
      <text:p text:style-name="P5">Eclipse</text:p>
      <text:p text:style-name="P7">Eclipse has to be configured in order to support python development with all the packages, as well as a connection to include grass functions.</text:p>
      <text:p text:style-name="P7">Follow instructions in this website:</text:p>
      <text:p text:style-name="P7"><text:a xlink:type="simple" xlink:href="http://grasswiki.osgeo.org/wiki/Using_Eclipse_to_develop_GRASS_Python_programs">http://grasswiki.osgeo.org/wiki/Using_Eclipse_to_develop_GRASS_Python_programs</text:a></text:p>
      <text:p text:style-name="P2">If you have problems with the SVN connector (as we faced) follow this explanation:</text:p>
      <text:p text:style-name="P2"><text:a xlink:type="simple" xlink:href="http://www.eclipse.org/subversive/installation-instructions.php">http://www.eclipse.org/subversive/installation-instructions.php</text:a></text:p>
      <text:p text:style-name="P2"/>
      <text:p text:style-name="P5">QGIS</text:p>
      <text:p text:style-name="P2">Used to display the results. The latest version is 2.0: http://www.qgis.org/it/site/</text:p>
      <text:p text:style-name="P2"/>
      <text:p text:style-name="P5">EXE from InterImage</text:p>
      <text:p text:style-name="P2">Two algorithms for segmentation (Region Growing and Baatz) come from InterImage as a C++ executable.</text:p>
      <text:p text:style-name="P2">This exe files are provided in the GitHub repository, filename “seg_exec.zip”:</text:p>
      <text:p text:style-name="P2"><text:a xlink:type="simple" xlink:href="https://github.com/SENSUM-project/sensum_prep">https://github.com/SENSUM-project/sensum_prep</text:a></text:p>
      <text:p text:style-name="P2">Update the python code with the path for the two execut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De Vecchi</meta:initial-creator>
    <meta:creation-date>2013-10-16T12:05:14</meta:creation-date>
    <dc:date>2013-10-16T13:29:55</dc:date>
    <dc:creator>Daniele De Vecchi</dc:creator>
    <meta:editing-duration>PT1H24M43S</meta:editing-duration>
    <meta:editing-cycles>39</meta:editing-cycles>
    <meta:generator>OpenOffice/4.0.1$Unix OpenOffice.org_project/401m5$Build-9714</meta:generator>
    <meta:document-statistic meta:table-count="0" meta:image-count="0" meta:object-count="0" meta:page-count="1" meta:paragraph-count="32" meta:word-count="190" meta:character-count="1704"/>
  </office:meta>
</office:document-meta>
</file>